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80000019E14E25E9A5E6B899F.png" manifest:media-type="image/png"/>
  <manifest:file-entry manifest:full-path="Pictures/10000000000002D90000019E4941A22CA608961A.png" manifest:media-type="image/png"/>
  <manifest:file-entry manifest:full-path="Pictures/10000000000002D80000019E1A3D56EBBB455AD1.png" manifest:media-type="image/png"/>
  <manifest:file-entry manifest:full-path="Pictures/10000000000002D70000019E9240E39149551EFB.png" manifest:media-type="image/png"/>
  <manifest:file-entry manifest:full-path="Pictures/10000000000002D90000019E50DB0A795C874D96.png" manifest:media-type="image/png"/>
  <manifest:file-entry manifest:full-path="Pictures/100002000000023900000064341E7EF877C6F210.png" manifest:media-type="image/png"/>
  <manifest:file-entry manifest:full-path="Pictures/1000000000000F00000000A0D421503A9EFB57DC.png" manifest:media-type="image/png"/>
  <manifest:file-entry manifest:full-path="Pictures/100000000000053C0000001B1867546C7100107D.jpg" manifest:media-type="image/jpeg"/>
  <manifest:file-entry manifest:full-path="Pictures/10000000000002D90000019EB5D24E76404ED472.png" manifest:media-type="image/png"/>
  <manifest:file-entry manifest:full-path="Pictures/10000000000002D90000019EA62216D3D56266BD.png" manifest:media-type="image/png"/>
  <manifest:file-entry manifest:full-path="Pictures/10000000000002D90000019E4D0B5D8A9F3AAD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pitch="fixed"/>
    <style:font-face style:name="IPA Pゴシック3" svg:font-family="'IPA Pゴシック'" style:font-family-generic="swiss" style:font-pitch="fixed"/>
    <style:font-face style:name="IPA Pゴシック2" svg:font-family="'IPA Pゴシック'" style:font-adornments="標準" style:font-family-generic="swiss" style:font-pitch="fixed"/>
    <style:font-face style:name="IPA Pゴシック1" svg:font-family="'IPA Pゴシック'" style:font-family-generic="modern" style:font-pitch="variable"/>
    <style:font-face style:name="Bitstream Vera Serif" svg:font-family="'Bitstream Vera Serif'" style:font-family-generic="roman" style:font-pitch="variable"/>
    <style:font-face style:name="IPA P明朝1" svg:font-family="'IPA P明朝'" style:font-family-generic="roman" style:font-pitch="variable"/>
    <style:font-face style:name="LX P明朝" svg:font-family="'LX P明朝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IPA Pゴシック" svg:font-family="'IPA Pゴシック'" style:font-family-generic="system" style:font-pitch="variable"/>
    <style:font-face style:name="LX P丸ゴシック" svg:font-family="'LX P丸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hp.vA-title">
      <style:graphic-properties draw:stroke="none" draw:fill="none" draw:fill-color="#bbe0e3" fo:min-height="4.53cm" draw:shadow-color="#808080"/>
    </style:style>
    <style:style style:name="pr2" style:family="presentation" style:parent-style-name="ohp.vA-subtitle">
      <style:graphic-properties draw:stroke="none" draw:fill="none" draw:fill-color="#bbe0e3" fo:min-height="5.368cm" draw:shadow-color="#808080"/>
    </style:style>
    <style:style style:name="pr3" style:family="presentation" style:parent-style-name="ohp.vA-notes">
      <style:graphic-properties draw:fill-color="#ffffff" draw:auto-grow-height="true" fo:min-height="12.466cm"/>
    </style:style>
    <style:style style:name="pr4" style:family="presentation" style:parent-style-name="ohp.vA-title">
      <style:graphic-properties draw:auto-grow-height="true" fo:min-height="2.602cm"/>
    </style:style>
    <style:style style:name="pr5" style:family="presentation" style:parent-style-name="ohp.vA-notes">
      <style:graphic-properties draw:fill-color="#ffffff" fo:min-height="12.193cm"/>
    </style:style>
    <style:style style:name="pr6" style:family="presentation" style:parent-style-name="ohp.vA_5f_-title">
      <style:graphic-properties draw:auto-grow-height="true" fo:min-height="2.602cm"/>
    </style:style>
    <style:style style:name="pr7" style:family="presentation" style:parent-style-name="ohp.vA_5f_-notes">
      <style:graphic-properties draw:fill-color="#ffffff" fo:min-height="12.193cm"/>
    </style:style>
    <style:style style:name="pr8" style:family="presentation" style:parent-style-name="ohp.vA-outline1">
      <style:graphic-properties fo:min-height="5.559cm"/>
    </style:style>
    <style:style style:name="P1" style:family="paragraph">
      <style:paragraph-properties>
        <style:tab-stops>
          <style:tab-stop style:position="0cm"/>
          <style:tab-stop style:position="0.73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3f32" style:font-name="Bitstream Vera Sans1" fo:font-size="44pt" style:font-name-asian="IPA Pゴシック2" style:font-size-asian="44pt" style:font-size-complex="40pt"/>
    </style:style>
    <style:style style:name="P2" style:family="paragraph">
      <loext:graphic-properties draw:fill="none" draw:fill-color="#bbe0e3"/>
      <style:paragraph-properties>
        <style:tab-stops>
          <style:tab-stop style:position="0cm"/>
          <style:tab-stop style:position="0.73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3f32" style:font-name="Bitstream Vera Sans1" fo:font-size="44pt" style:font-name-asian="IPA Pゴシック2" style:font-size-asian="44pt" style:font-size-complex="40pt"/>
    </style:style>
    <style:style style:name="P3" style:family="paragraph">
      <loext:graphic-properties draw:fill="none" draw:fill-color="#bbe0e3"/>
      <style:text-properties fo:color="#543f32" style:font-name="Bitstream Vera Sans1" fo:font-size="32pt" style:font-name-asian="IPA Pゴシック2" style:font-size-asian="35.2999992370605pt" style:font-size-complex="32pt"/>
    </style:style>
    <style:style style:name="P4" style:family="paragraph">
      <loext:graphic-properties draw:fill-color="#ffffff"/>
      <style:text-properties style:font-size-asian="13.1000003814697pt"/>
    </style:style>
    <style:style style:name="P5" style:family="paragraph">
      <loext:graphic-properties draw:fill-color="#ffffff"/>
    </style:style>
    <style:style style:name="T1" style:family="text">
      <style:text-properties fo:color="#543f32" style:font-name="Bitstream Vera Sans1" fo:font-size="28pt" style:font-name-asian="IPA Pゴシック2" style:font-size-asian="28pt" style:font-size-complex="28pt"/>
    </style:style>
    <style:style style:name="T2" style:family="text">
      <style:text-properties fo:color="#543f32" style:font-name="Bitstream Vera Sans1" fo:font-size="32pt" style:font-name-asian="IPA Pゴシック2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Bitstream Vera Sans" fo:color="#000000" fo:font-size="100%"/>
      </text:list-level-style-bullet>
      <text:list-level-style-bullet text:level="3" text:bullet-char="•">
        <style:list-level-properties text:space-before="2.54cm"/>
        <style:text-properties style:font-name="Bitstream Vera Sans" fo:color="#000000" fo:font-size="100%"/>
      </text:list-level-style-bullet>
      <text:list-level-style-bullet text:level="4" text:bullet-char="–">
        <style:list-level-properties text:space-before="3.81cm"/>
        <style:text-properties style:font-name="Bitstream Vera Sans" fo:color="#000000" fo:font-size="100%"/>
      </text:list-level-style-bullet>
      <text:list-level-style-bullet text:level="5" text:bullet-char="»">
        <style:list-level-properties text:space-before="5.08cm"/>
        <style:text-properties style:font-name="Bitstream Vera Sans" fo:color="#000000" fo:font-size="100%"/>
      </text:list-level-style-bullet>
      <text:list-level-style-bullet text:level="6" text:bullet-char="»">
        <style:list-level-properties text:space-before="5.08cm"/>
        <style:text-properties style:font-name="Bitstream Vera Sans" fo:color="#000000" fo:font-size="100%"/>
      </text:list-level-style-bullet>
      <text:list-level-style-bullet text:level="7" text:bullet-char="»">
        <style:list-level-properties text:space-before="5.08cm"/>
        <style:text-properties style:font-name="Bitstream Vera Sans" fo:color="#000000" fo:font-size="100%"/>
      </text:list-level-style-bullet>
      <text:list-level-style-bullet text:level="8" text:bullet-char="»">
        <style:list-level-properties text:space-before="5.08cm"/>
        <style:text-properties style:font-name="Bitstream Vera Sans" fo:color="#000000" fo:font-size="100%"/>
      </text:list-level-style-bullet>
      <text:list-level-style-bullet text:level="9" text:bullet-char="»">
        <style:list-level-properties text:space-before="5.08cm"/>
        <style:text-properties style:font-name="Bitstream Vera Sans" fo:color="#000000" fo:font-size="100%"/>
      </text:list-level-style-bullet>
      <text:list-level-style-bullet text:level="10" text:bullet-char="»">
        <style:list-level-properties text:space-before="5.08cm"/>
        <style:text-properties style:font-name="Bitstream Vera Sans" fo:color="#000000" fo:font-size="100%"/>
      </text:list-level-style-bullet>
    </text:list-style>
    <text:list-style style:name="L3">
      <text:list-level-style-bullet text:level="1" text:bullet-char="●">
        <style:list-level-properties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2" text:bullet-char="▶">
        <style:list-level-properties text:space-before="1.2cm" text:min-label-width="0.8cm"/>
        <style:text-properties fo:font-family="OpenSymbol" style:font-style-name="Regular" style:font-charset="x-symbol" fo:color="#543f32" fo:font-size="75%"/>
      </text:list-level-style-bullet>
      <text:list-level-style-bullet text:level="3" text:bullet-char="n">
        <style:list-level-properties text:space-before="1.8cm" text:min-label-width="0.8cm"/>
        <style:text-properties fo:font-family="Dingbats" style:font-style-name="Regular" style:font-charset="x-symbol" fo:color="#543f32" fo:font-size="75%"/>
      </text:list-level-style-bullet>
      <text:list-level-style-bullet text:level="4" text:bullet-char="◆">
        <style:list-level-properties text:space-before="2.4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5" text:bullet-char="○">
        <style:list-level-properties text:space-before="3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6" text:bullet-char="â">
        <style:list-level-properties text:space-before="3.6cm" text:min-label-width="0.8cm"/>
        <style:text-properties fo:font-family="Dingbats" style:font-style-name="Regular" style:font-charset="x-symbol" fo:color="#543f32" fo:font-size="75%"/>
      </text:list-level-style-bullet>
      <text:list-level-style-bullet text:level="7" text:bullet-char="□">
        <style:list-level-properties text:space-before="4.2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8" text:bullet-char="◇">
        <style:list-level-properties text:space-before="4.8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9" text:bullet-char="◉">
        <style:list-level-properties text:space-before="5.4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10" text:bullet-char="&lt;">
        <style:list-level-properties text:space-before="6cm" text:min-label-width="0.8cm"/>
        <style:text-properties fo:font-family="Dingbats" style:font-style-name="Regular" style:font-charset="x-symbol" fo:color="#543f32" fo:font-size="75%"/>
      </text:list-level-style-bullet>
    </text:list-style>
  </office:automatic-styles>
  <office:body>
    <office:presentation>
      <draw:page draw:name="page1" draw:style-name="dp1" draw:master-page-name="ohp.vA" presentation:presentation-page-layout-name="AL1T0">
        <office:forms form:automatic-focus="false" form:apply-design-mode="false"/>
        <draw:frame presentation:style-name="pr1" draw:text-style-name="P2" draw:layer="layout" svg:width="23.8cm" svg:height="4.79cm" svg:x="2.098cm" svg:y="6.516cm" presentation:class="title" presentation:user-transformed="true">
          <draw:text-box>
            <text:p text:style-name="P1">みなとみらい実証実験<text:line-break/>分析</text:p>
          </draw:text-box>
        </draw:frame>
        <draw:frame presentation:style-name="pr2" draw:text-style-name="P3" draw:layer="layout" svg:width="19.6cm" svg:height="5.368cm" svg:x="4.2cm" svg:y="12.037cm" presentation:class="subtitle" presentation:user-transformed="true">
          <draw:text-box>
            <text:p><text:span text:style-name="T1">産業技術総合研究所</text:span></text:p>
            <text:p><text:span text:style-name="T2">野田五十樹</text:span></text:p>
          </draw:text-box>
        </draw:frame>
        <presentation:notes draw:style-name="dp2">
          <draw:page-thumbnail draw:style-name="gr1" draw:layer="layout" svg:width="12.667cm" svg:height="10.389cm" svg:x="4.166cm" svg:y="3.076cm" draw:page-number="1" presentation:class="page"/>
          <draw:frame presentation:style-name="pr3" draw:text-style-name="P4" draw:layer="layout" svg:width="15.2cm" svg:height="12.466cm" svg:x="2.9cm" svg:y="14.157cm" presentation:class="notes" presentation:placeholder="true">
            <draw:text-box/>
          </draw:frame>
        </presentation:notes>
      </draw:page>
      <draw:page draw:name="page2" draw:style-name="dp3" draw:master-page-name="ohp.vA" presentation:presentation-page-layout-name="AL2T19">
        <office:forms form:automatic-focus="false" form:apply-design-mode="false"/>
        <draw:frame presentation:style-name="pr4" draw:layer="layout" svg:width="28cm" svg:height="2.862cm" svg:x="0cm" svg:y="0.362cm" presentation:class="title">
          <draw:text-box>
            <text:p>全統計</text:p>
          </draw:text-box>
        </draw:frame>
        <draw:frame draw:style-name="gr2" draw:layer="layout" svg:width="13.841cm" svg:height="7.86cm" svg:x="7.08cm" svg:y="3.74cm">
          <draw:image xlink:href="Pictures/10000000000002D90000019EA62216D3D56266BD.png" xlink:type="simple" xlink:show="embed" xlink:actuate="onLoad">
            <text:p/>
          </draw:image>
        </draw:frame>
        <draw:frame draw:style-name="gr2" draw:layer="layout" svg:width="13.841cm" svg:height="7.86cm" svg:x="0.1cm" svg:y="12.2cm">
          <draw:image xlink:href="Pictures/10000000000002D90000019E4D0B5D8A9F3AAD36.png" xlink:type="simple" xlink:show="embed" xlink:actuate="onLoad">
            <text:p/>
          </draw:image>
        </draw:frame>
        <draw:frame draw:style-name="gr2" draw:layer="layout" svg:width="13.841cm" svg:height="7.86cm" svg:x="13.959cm" svg:y="12.2cm">
          <draw:image xlink:href="Pictures/10000000000002D90000019EB5D24E76404ED472.png" xlink:type="simple" xlink:show="embed" xlink:actuate="onLoad">
            <text:p/>
          </draw:image>
        </draw:frame>
        <presentation:notes draw:style-name="dp2">
          <draw:page-thumbnail draw:style-name="gr1" draw:layer="layout" svg:width="12.667cm" svg:height="10.389cm" svg:x="4.166cm" svg:y="3.076cm" draw:page-number="2" presentation:class="page"/>
          <draw:frame presentation:style-name="pr5" draw:text-style-name="P4" draw:layer="layout" svg:width="15.2cm" svg:height="12.193cm" svg:x="2.9cm" svg:y="14.15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hp.vA_5f_" presentation:presentation-page-layout-name="AL2T19">
        <office:forms form:automatic-focus="false" form:apply-design-mode="false"/>
        <draw:frame presentation:style-name="pr6" draw:layer="layout" svg:width="28cm" svg:height="2.862cm" svg:x="0cm" svg:y="0.362cm" presentation:class="title">
          <draw:text-box>
            <text:p>平日</text:p>
          </draw:text-box>
        </draw:frame>
        <draw:frame draw:style-name="gr2" draw:layer="layout" svg:width="13.841cm" svg:height="7.86cm" svg:x="7.08cm" svg:y="3.74cm">
          <draw:image xlink:href="Pictures/10000000000002D70000019E9240E39149551EFB.png" xlink:type="simple" xlink:show="embed" xlink:actuate="onLoad">
            <text:p/>
          </draw:image>
        </draw:frame>
        <draw:frame draw:style-name="gr2" draw:layer="layout" svg:width="13.841cm" svg:height="7.86cm" svg:x="7.08cm" svg:y="12.2cm">
          <draw:image xlink:href="Pictures/10000000000002D80000019E1A3D56EBBB455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67cm" svg:height="10.389cm" svg:x="4.166cm" svg:y="3.076cm" draw:page-number="3" presentation:class="page"/>
          <draw:frame presentation:style-name="pr7" draw:text-style-name="P4" draw:layer="layout" svg:width="15.2cm" svg:height="12.193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hp.vA_5f_" presentation:presentation-page-layout-name="AL2T19">
        <office:forms form:automatic-focus="false" form:apply-design-mode="false"/>
        <draw:frame presentation:style-name="pr6" draw:layer="layout" svg:width="28cm" svg:height="2.862cm" svg:x="0cm" svg:y="0.362cm" presentation:class="title">
          <draw:text-box>
            <text:p>休日</text:p>
          </draw:text-box>
        </draw:frame>
        <draw:frame draw:style-name="gr2" draw:layer="layout" svg:width="13.841cm" svg:height="7.86cm" svg:x="7.08cm" svg:y="3.74cm">
          <draw:image xlink:href="Pictures/10000000000002D90000019E50DB0A795C874D96.png" xlink:type="simple" xlink:show="embed" xlink:actuate="onLoad">
            <text:p/>
          </draw:image>
        </draw:frame>
        <draw:frame draw:style-name="gr2" draw:layer="layout" svg:width="13.841cm" svg:height="7.86cm" svg:x="7.08cm" svg:y="12.2cm">
          <draw:image xlink:href="Pictures/10000000000002D90000019E4941A22CA60896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67cm" svg:height="10.389cm" svg:x="4.166cm" svg:y="3.076cm" draw:page-number="4" presentation:class="page"/>
          <draw:frame presentation:style-name="pr7" draw:text-style-name="P4" draw:layer="layout" svg:width="15.2cm" svg:height="12.193cm" svg:x="2.9cm" svg:y="14.15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hp.vA" presentation:presentation-page-layout-name="AL3T14">
        <office:forms form:automatic-focus="false" form:apply-design-mode="false"/>
        <draw:frame presentation:style-name="pr4" draw:layer="layout" svg:width="28cm" svg:height="2.862cm" svg:x="0cm" svg:y="0.362cm" presentation:class="title">
          <draw:text-box>
            <text:p>時間別相関</text:p>
          </draw:text-box>
        </draw:frame>
        <draw:frame draw:style-name="gr2" draw:layer="layout" svg:width="22.315cm" svg:height="12.976cm" svg:x="2.843cm" svg:y="3.224cm">
          <draw:image xlink:href="Pictures/10000000000002C80000019E14E25E9A5E6B899F.png" xlink:type="simple" xlink:show="embed" xlink:actuate="onLoad">
            <text:p/>
          </draw:image>
        </draw:frame>
        <draw:frame presentation:style-name="pr8" draw:layer="layout" svg:width="26.566cm" svg:height="3.2cm" svg:x="0.717cm" svg:y="17cm" presentation:class="outline" presentation:user-transformed="true">
          <draw:text-box>
            <text:list text:style-name="L3">
              <text:list-item>
                <text:p>15時台は、全時刻台に近い。</text:p>
                <text:list>
                  <text:list-item>
                    <text:p>１５時台は標準。</text:p>
                  </text:list-item>
                </text:list>
              </text:list-item>
              <text:list-item>
                <text:p>１５時台が近い分布は、12時〜16時。</text:p>
                <text:list>
                  <text:list-item>
                    <text:p>9:00-12:00, 12:00-17:00, 17:00-20:00 という時間帯分類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7cm" svg:height="10.389cm" svg:x="4.166cm" svg:y="3.076cm" draw:page-number="5" presentation:class="page"/>
          <draw:frame presentation:style-name="pr3" draw:text-style-name="P5" draw:layer="layout" svg:width="15.2cm" svg:height="12.466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明朝" svg:font-family="'IPA P明朝'" style:font-pitch="fixed"/>
    <style:font-face style:name="IPA Pゴシック3" svg:font-family="'IPA Pゴシック'" style:font-family-generic="swiss" style:font-pitch="fixed"/>
    <style:font-face style:name="IPA Pゴシック2" svg:font-family="'IPA Pゴシック'" style:font-adornments="標準" style:font-family-generic="swiss" style:font-pitch="fixed"/>
    <style:font-face style:name="IPA Pゴシック1" svg:font-family="'IPA Pゴシック'" style:font-family-generic="modern" style:font-pitch="variable"/>
    <style:font-face style:name="Bitstream Vera Serif" svg:font-family="'Bitstream Vera Serif'" style:font-family-generic="roman" style:font-pitch="variable"/>
    <style:font-face style:name="IPA P明朝1" svg:font-family="'IPA P明朝'" style:font-family-generic="roman" style:font-pitch="variable"/>
    <style:font-face style:name="LX P明朝" svg:font-family="'LX P明朝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IPA Pゴシック" svg:font-family="'IPA Pゴシック'" style:font-family-generic="system" style:font-pitch="variable"/>
    <style:font-face style:name="LX P丸ゴシック" svg:font-family="'LX P丸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X P明朝" fo:font-size="24pt" fo:language="en" fo:country="US" style:font-name-asian="LX P丸ゴシック" style:font-size-asian="24pt" style:language-asian="ja" style:country-asian="JP" style:font-name-complex="LX P丸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IPA Pゴシック1" style:font-family-complex="'IPA P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hp.vA-background" style:family="presentation">
      <style:graphic-properties draw:stroke="none" draw:fill="solid" draw:fill-color="#ffffff" draw:textarea-horizontal-align="center" draw:textarea-vertical-align="middle"/>
      <style:paragraph-properties fo:margin-left="0cm" fo:margin-right="0cm" fo:margin-top="0cm" fo:margin-bottom="0cm" fo:text-align="center" fo:text-indent="0cm"/>
    </style:style>
    <style:style style:name="ohp.vA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ohp.v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Bitstream Vera Sans" fo:font-family="'Bitstream Vera Sans'" style:font-family-generic="swiss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IPA Pゴシック1" style:font-family-complex="'IPA Pゴシック'" style:font-family-generic-complex="modern" style:font-pitch-complex="variable" style:font-size-complex="18pt" style:font-style-complex="normal" style:font-weight-complex="normal" style:font-relief="none"/>
    </style:style>
    <style:style style:name="ohp.vA-notes" style:family="presentation">
      <style:graphic-properties draw:stroke="none" draw:fill="none">
        <text:list-style style:name="ohp.v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erif" fo:font-family="'Bitstream Vera Serif'" style:font-family-generic="roman" style:font-pitch="variable" fo:font-size="26.2000007629395pt" fo:font-style="normal" fo:text-shadow="none" style:text-underline-style="none" fo:font-weight="normal" style:font-name-asian="IPA P明朝" style:font-family-asian="'IPA P明朝'" style:font-pitch-asian="fixed" style:font-size-asian="26.2000007629395pt" style:font-style-asian="normal" style:font-weight-asian="normal" style:font-name-complex="IPA P明朝1" style:font-family-complex="'IPA P明朝'" style:font-family-generic-complex="roman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ohp.vA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ohp.vA-outline1">
          <text:list-level-style-bullet text:level="1" text:bullet-char="●">
            <style:list-level-properties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2" text:bullet-char="▶">
            <style:list-level-properties text:space-before="1.2cm" text:min-label-width="0.8cm"/>
            <style:text-properties fo:font-family="OpenSymbol" style:font-style-name="Regular" style:font-charset="x-symbol" fo:color="#543f32" fo:font-size="75%"/>
          </text:list-level-style-bullet>
          <text:list-level-style-bullet text:level="3" text:bullet-char="n">
            <style:list-level-properties text:space-before="1.8cm" text:min-label-width="0.8cm"/>
            <style:text-properties fo:font-family="Dingbats" style:font-style-name="Regular" style:font-charset="x-symbol" fo:color="#543f32" fo:font-size="75%"/>
          </text:list-level-style-bullet>
          <text:list-level-style-bullet text:level="4" text:bullet-char="◆">
            <style:list-level-properties text:space-before="2.4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5" text:bullet-char="○">
            <style:list-level-properties text:space-before="3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6" text:bullet-char="â">
            <style:list-level-properties text:space-before="3.6cm" text:min-label-width="0.8cm"/>
            <style:text-properties fo:font-family="Dingbats" style:font-style-name="Regular" style:font-charset="x-symbol" fo:color="#543f32" fo:font-size="75%"/>
          </text:list-level-style-bullet>
          <text:list-level-style-bullet text:level="7" text:bullet-char="□">
            <style:list-level-properties text:space-before="4.2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8" text:bullet-char="◇">
            <style:list-level-properties text:space-before="4.8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9" text:bullet-char="◉">
            <style:list-level-properties text:space-before="5.4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10" text:bullet-char="&lt;">
            <style:list-level-properties text:space-before="6cm" text:min-label-width="0.8cm"/>
            <style:text-properties fo:font-family="Dingbats" style:font-style-name="Regular" style:font-charset="x-symbol" fo:color="#543f32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43f32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32pt" fo:font-style="normal" fo:text-shadow="none" style:text-underline-style="none" fo:font-weight="normal" style:font-name-asian="IPA Pゴシック3" style:font-family-asian="'IPA Pゴシック'" style:font-family-generic-asian="swiss" style:font-pitch-asian="fixed" style:font-size-asian="32pt" style:font-style-asian="normal" style:font-weight-asian="normal" style:font-name-complex="IPA Pゴシック1" style:font-family-complex="'IPA P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hp.vA-outline2" style:family="presentation" style:parent-style-name="ohp.vA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43f32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name-complex="IPA Pゴシック1" style:font-family-complex="'IPA Pゴシック'" style:font-family-generic-complex="modern" style:font-pitch-complex="variable" style:font-size-complex="28pt" style:font-style-complex="normal" style:font-weight-complex="normal" style:font-relief="none"/>
    </style:style>
    <style:style style:name="ohp.vA-outline3" style:family="presentation" style:parent-style-name="ohp.vA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43f32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name-complex="IPA Pゴシック1" style:font-family-complex="'IPA Pゴシック'" style:font-family-generic-complex="modern" style:font-pitch-complex="variable" style:font-size-complex="24pt" style:font-style-complex="normal" style:font-weight-complex="normal" style:font-relief="none"/>
    </style:style>
    <style:style style:name="ohp.vA-outline4" style:family="presentation" style:parent-style-name="ohp.vA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outline5" style:family="presentation" style:parent-style-name="ohp.vA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outline6" style:family="presentation" style:parent-style-name="ohp.vA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outline7" style:family="presentation" style:parent-style-name="ohp.vA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outline8" style:family="presentation" style:parent-style-name="ohp.vA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outline9" style:family="presentation" style:parent-style-name="ohp.vA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-subtitle" style:family="presentation">
      <style:graphic-properties draw:stroke="none" draw:fill="none" draw:textarea-vertical-align="middle">
        <text:list-style style:name="ohp.v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IPA Pゴシック1" style:font-family-complex="'IPA P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hp.vA-title" style:family="presentation">
      <style:graphic-properties draw:stroke="none" draw:fill="none" draw:textarea-horizontal-align="justify" draw:textarea-vertical-align="middle" draw:fit-to-size="shrink-to-fit" style:shrink-to-fit="true" fo:padding-top="0.13cm" fo:padding-bottom="0.13cm" fo:padding-left="0.25cm" fo:padding-right="0.25cm">
        <text:list-style style:name="ohp.vA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3f32" style:text-outline="false" style:text-line-through-style="none" style:text-line-through-type="none" style:text-position="0% 100%" style:font-name="Bitstream Vera Sans1" fo:font-family="'Bitstream Vera Sans'" style:font-style-name="Roman" style:font-family-generic="swiss" style:font-pitch="variable" fo:font-size="40pt" fo:font-style="normal" fo:text-shadow="none" style:text-underline-style="none" fo:font-weight="normal" style:font-name-asian="IPA Pゴシック2" style:font-family-asian="'IPA Pゴシック'" style:font-style-name-asian="標準" style:font-family-generic-asian="swiss" style:font-pitch-asian="fixed" style:font-size-asian="40pt" style:font-style-asian="normal" style:font-weight-asian="normal" style:font-name-complex="IPA Pゴシック1" style:font-family-complex="'IPA Pゴシック'" style:font-family-generic-complex="moder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hp.vA_5f_-background" style:display-name="ohp.vA_-background" style:family="presentation">
      <style:graphic-properties draw:stroke="none" draw:fill="solid" draw:fill-color="#ffffff" draw:textarea-horizontal-align="center" draw:textarea-vertical-align="middle"/>
      <style:paragraph-properties fo:margin-left="0cm" fo:margin-right="0cm" fo:margin-top="0cm" fo:margin-bottom="0cm" fo:text-align="center" fo:text-indent="0cm"/>
    </style:style>
    <style:style style:name="ohp.vA_5f_-backgroundobjects" style:display-name="ohp.vA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ohp.vA_5f_-backgroundobjects" style:display-name="ohp.vA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Bitstream Vera Sans" fo:font-family="'Bitstream Vera Sans'" style:font-family-generic="swiss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IPA Pゴシック1" style:font-family-complex="'IPA Pゴシック'" style:font-family-generic-complex="modern" style:font-pitch-complex="variable" style:font-size-complex="18pt" style:font-style-complex="normal" style:font-weight-complex="normal" style:font-relief="none"/>
    </style:style>
    <style:style style:name="ohp.vA_5f_-notes" style:display-name="ohp.vA_-notes" style:family="presentation">
      <style:graphic-properties draw:stroke="none" draw:fill="none">
        <text:list-style style:name="ohp.vA_5f_-notes" style:display-name="ohp.vA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erif" fo:font-family="'Bitstream Vera Serif'" style:font-family-generic="roman" style:font-pitch="variable" fo:font-size="26.2000007629395pt" fo:font-style="normal" fo:text-shadow="none" style:text-underline-style="none" fo:font-weight="normal" style:font-name-asian="IPA P明朝" style:font-family-asian="'IPA P明朝'" style:font-pitch-asian="fixed" style:font-size-asian="26.2000007629395pt" style:font-style-asian="normal" style:font-weight-asian="normal" style:font-name-complex="IPA P明朝1" style:font-family-complex="'IPA P明朝'" style:font-family-generic-complex="roman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ohp.vA_5f_-outline1" style:display-name="ohp.vA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ohp.vA_5f_-outline1" style:display-name="ohp.vA_-outline1">
          <text:list-level-style-bullet text:level="1" text:bullet-char="●">
            <style:list-level-properties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2" text:bullet-char="▶">
            <style:list-level-properties text:space-before="1.2cm" text:min-label-width="0.8cm"/>
            <style:text-properties fo:font-family="OpenSymbol" style:font-style-name="Regular" style:font-charset="x-symbol" fo:color="#543f32" fo:font-size="75%"/>
          </text:list-level-style-bullet>
          <text:list-level-style-bullet text:level="3" text:bullet-char="n">
            <style:list-level-properties text:space-before="1.8cm" text:min-label-width="0.8cm"/>
            <style:text-properties fo:font-family="Dingbats" style:font-style-name="Regular" style:font-charset="x-symbol" fo:color="#543f32" fo:font-size="75%"/>
          </text:list-level-style-bullet>
          <text:list-level-style-bullet text:level="4" text:bullet-char="◆">
            <style:list-level-properties text:space-before="2.4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5" text:bullet-char="○">
            <style:list-level-properties text:space-before="3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6" text:bullet-char="â">
            <style:list-level-properties text:space-before="3.6cm" text:min-label-width="0.8cm"/>
            <style:text-properties fo:font-family="Dingbats" style:font-style-name="Regular" style:font-charset="x-symbol" fo:color="#543f32" fo:font-size="75%"/>
          </text:list-level-style-bullet>
          <text:list-level-style-bullet text:level="7" text:bullet-char="□">
            <style:list-level-properties text:space-before="4.2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8" text:bullet-char="◇">
            <style:list-level-properties text:space-before="4.8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9" text:bullet-char="◉">
            <style:list-level-properties text:space-before="5.4cm" text:min-label-width="0.8cm"/>
            <style:text-properties fo:font-family="'IPA UIゴシック'" style:font-style-name="Regular" style:font-family-generic="swiss" fo:color="#543f32" fo:font-size="75%"/>
          </text:list-level-style-bullet>
          <text:list-level-style-bullet text:level="10" text:bullet-char="&lt;">
            <style:list-level-properties text:space-before="6cm" text:min-label-width="0.8cm"/>
            <style:text-properties fo:font-family="Dingbats" style:font-style-name="Regular" style:font-charset="x-symbol" fo:color="#543f32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43f32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32pt" fo:font-style="normal" fo:text-shadow="none" style:text-underline-style="none" fo:font-weight="normal" style:font-name-asian="IPA Pゴシック3" style:font-family-asian="'IPA Pゴシック'" style:font-family-generic-asian="swiss" style:font-pitch-asian="fixed" style:font-size-asian="32pt" style:font-style-asian="normal" style:font-weight-asian="normal" style:font-name-complex="IPA Pゴシック1" style:font-family-complex="'IPA P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hp.vA_5f_-outline2" style:display-name="ohp.vA_-outline2" style:family="presentation" style:parent-style-name="ohp.vA_5f_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43f32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name-complex="IPA Pゴシック1" style:font-family-complex="'IPA Pゴシック'" style:font-family-generic-complex="modern" style:font-pitch-complex="variable" style:font-size-complex="28pt" style:font-style-complex="normal" style:font-weight-complex="normal" style:font-relief="none"/>
    </style:style>
    <style:style style:name="ohp.vA_5f_-outline3" style:display-name="ohp.vA_-outline3" style:family="presentation" style:parent-style-name="ohp.vA_5f_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43f32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name-complex="IPA Pゴシック1" style:font-family-complex="'IPA Pゴシック'" style:font-family-generic-complex="modern" style:font-pitch-complex="variable" style:font-size-complex="24pt" style:font-style-complex="normal" style:font-weight-complex="normal" style:font-relief="none"/>
    </style:style>
    <style:style style:name="ohp.vA_5f_-outline4" style:display-name="ohp.vA_-outline4" style:family="presentation" style:parent-style-name="ohp.vA_5f_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outline5" style:display-name="ohp.vA_-outline5" style:family="presentation" style:parent-style-name="ohp.vA_5f_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outline6" style:display-name="ohp.vA_-outline6" style:family="presentation" style:parent-style-name="ohp.vA_5f_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outline7" style:display-name="ohp.vA_-outline7" style:family="presentation" style:parent-style-name="ohp.vA_5f_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outline8" style:display-name="ohp.vA_-outline8" style:family="presentation" style:parent-style-name="ohp.vA_5f_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outline9" style:display-name="ohp.vA_-outline9" style:family="presentation" style:parent-style-name="ohp.vA_5f_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3f32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name-complex="IPA Pゴシック1" style:font-family-complex="'IPA Pゴシック'" style:font-family-generic-complex="modern" style:font-pitch-complex="variable" style:font-size-complex="20pt" style:font-style-complex="normal" style:font-weight-complex="normal" style:font-relief="none"/>
    </style:style>
    <style:style style:name="ohp.vA_5f_-subtitle" style:display-name="ohp.vA_-subtitle" style:family="presentation">
      <style:graphic-properties draw:stroke="none" draw:fill="none" draw:textarea-vertical-align="middle">
        <text:list-style style:name="ohp.vA_5f_-subtitle" style:display-name="ohp.vA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Bitstream Vera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Bitstream Vera San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Bitstream Vera San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Bitstream Vera San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Bitstream Vera San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IPA Pゴシック1" style:font-family-complex="'IPA P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hp.vA_5f_-title" style:display-name="ohp.vA_-title" style:family="presentation">
      <style:graphic-properties draw:stroke="none" draw:fill="none" draw:textarea-horizontal-align="justify" draw:textarea-vertical-align="middle" draw:fit-to-size="shrink-to-fit" style:shrink-to-fit="true" fo:padding-top="0.13cm" fo:padding-bottom="0.13cm" fo:padding-left="0.25cm" fo:padding-right="0.25cm">
        <text:list-style style:name="ohp.vA_5f_-title" style:display-name="ohp.vA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3f32" style:text-outline="false" style:text-line-through-style="none" style:text-line-through-type="none" style:text-position="0% 100%" style:font-name="Bitstream Vera Sans1" fo:font-family="'Bitstream Vera Sans'" style:font-style-name="Roman" style:font-family-generic="swiss" style:font-pitch="variable" fo:font-size="40pt" fo:font-style="normal" fo:text-shadow="none" style:text-underline-style="none" fo:font-weight="normal" style:font-name-asian="IPA Pゴシック2" style:font-family-asian="'IPA Pゴシック'" style:font-style-name-asian="標準" style:font-family-generic-asian="swiss" style:font-pitch-asian="fixed" style:font-size-asian="40pt" style:font-style-asian="normal" style:font-weight-asian="normal" style:font-name-complex="IPA Pゴシック1" style:font-family-complex="'IPA Pゴシック'" style:font-family-generic-complex="moder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7%" draw:green="0%" draw:blue="0%" fo:clip="rect(0cm, 0cm, 0cm, 0cm)" draw:image-opacity="69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7d7d7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33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ohp.vA-backgroundobjects">
      <style:graphic-properties svg:stroke-color="#ffffff" draw:fill="solid" draw:fill-color="#ffffff" draw:auto-grow-height="false"/>
    </style:style>
    <style:style style:name="Mpr2" style:family="presentation" style:parent-style-name="ohp.vA-outline1">
      <style:graphic-properties fo:min-height="12.18cm"/>
    </style:style>
    <style:style style:name="Mpr3" style:family="presentation" style:parent-style-name="ohp.vA-backgroundobjects">
      <style:graphic-properties draw:stroke="none" draw:fill="none" draw:fill-color="#ffffff" draw:auto-grow-height="false" fo:min-height="3.204cm"/>
    </style:style>
    <style:style style:name="Mpr4" style:family="presentation" style:parent-style-name="ohp.vA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ohp.vA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ohp.vA_5f_-backgroundobjects">
      <style:graphic-properties svg:stroke-color="#ffffff" draw:fill="solid" draw:fill-color="#ffffff" draw:auto-grow-height="false" fo:min-height="1.218cm" fo:min-width="4.795cm"/>
    </style:style>
    <style:style style:name="Mpr7" style:family="presentation" style:parent-style-name="ohp.vA_5f_-backgroundobjects">
      <style:graphic-properties svg:stroke-color="#ffffff" draw:fill="solid" draw:fill-color="#ffffff" draw:auto-grow-height="false" fo:min-height="0.926cm" fo:min-width="20.978cm"/>
    </style:style>
    <style:style style:name="Mpr8" style:family="presentation" style:parent-style-name="ohp.vA_5f_-outline1">
      <style:graphic-properties fo:min-height="12.18cm"/>
    </style:style>
    <style:style style:name="Mpr9" style:family="presentation" style:parent-style-name="ohp.vA_5f_-backgroundobjects">
      <style:graphic-properties draw:stroke="none" draw:fill="none" draw:fill-color="#ffffff" draw:auto-grow-height="false" fo:min-height="3.204cm"/>
    </style:style>
    <style:style style:name="Mpr10" style:family="presentation" style:parent-style-name="ohp.vA_5f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ohp.vA_5f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</style:style>
    <style:style style:name="MP7" style:family="paragraph">
      <style:paragraph-properties fo:text-align="end"/>
      <style:text-properties fo:color="#543f32" fo:font-size="18pt" fo:font-style="oblique" fo:font-weight="bold" style:font-size-asian="18pt" style:font-style-asian="italic" style:font-weight-asian="bold" style:font-size-complex="18pt"/>
    </style:style>
    <style:style style:name="MP8" style:family="paragraph">
      <loext:graphic-properties draw:fill="none" draw:fill-color="#ffffff"/>
      <style:paragraph-properties fo:text-align="end"/>
      <style:text-properties fo:color="#543f32" fo:font-size="18pt" fo:font-style="oblique" fo:font-weight="bold" style:font-size-asian="18pt" style:font-style-asian="italic" style:font-weight-asian="bold" style:font-size-complex="18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43f32" fo:font-size="18pt" fo:font-style="oblique" fo:font-weight="bold" style:font-size-asian="18pt" style:font-style-asian="italic" style:font-weight-asian="bold" style:font-size-complex="18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Bitstream Vera Sans" fo:color="#000000" fo:font-size="100%"/>
      </text:list-level-style-bullet>
      <text:list-level-style-bullet text:level="3" text:bullet-char="•">
        <style:list-level-properties text:space-before="2.54cm"/>
        <style:text-properties style:font-name="Bitstream Vera Sans" fo:color="#000000" fo:font-size="100%"/>
      </text:list-level-style-bullet>
      <text:list-level-style-bullet text:level="4" text:bullet-char="•">
        <style:list-level-properties text:space-before="3.81cm"/>
        <style:text-properties style:font-name="Bitstream Vera Sans" fo:color="#000000" fo:font-size="100%"/>
      </text:list-level-style-bullet>
      <text:list-level-style-bullet text:level="5" text:bullet-char="•">
        <style:list-level-properties text:space-before="5.08cm"/>
        <style:text-properties style:font-name="Bitstream Vera Sans" fo:color="#000000" fo:font-size="100%"/>
      </text:list-level-style-bullet>
      <text:list-level-style-bullet text:level="6" text:bullet-char="•">
        <style:list-level-properties text:space-before="5.08cm"/>
        <style:text-properties style:font-name="Bitstream Vera Sans" fo:color="#000000" fo:font-size="100%"/>
      </text:list-level-style-bullet>
      <text:list-level-style-bullet text:level="7" text:bullet-char="•">
        <style:list-level-properties text:space-before="5.08cm"/>
        <style:text-properties style:font-name="Bitstream Vera Sans" fo:color="#000000" fo:font-size="100%"/>
      </text:list-level-style-bullet>
      <text:list-level-style-bullet text:level="8" text:bullet-char="•">
        <style:list-level-properties text:space-before="5.08cm"/>
        <style:text-properties style:font-name="Bitstream Vera Sans" fo:color="#000000" fo:font-size="100%"/>
      </text:list-level-style-bullet>
      <text:list-level-style-bullet text:level="9" text:bullet-char="•">
        <style:list-level-properties text:space-before="5.08cm"/>
        <style:text-properties style:font-name="Bitstream Vera Sans" fo:color="#000000" fo:font-size="100%"/>
      </text:list-level-style-bullet>
      <text:list-level-style-bullet text:level="10" text:bullet-char="•">
        <style:list-level-properties text:space-before="5.08cm"/>
        <style:text-properties style:font-name="Bitstream Vera San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2" text:bullet-char="▶">
        <style:list-level-properties text:space-before="1.2cm" text:min-label-width="0.8cm"/>
        <style:text-properties fo:font-family="OpenSymbol" style:font-style-name="Regular" style:font-charset="x-symbol" fo:color="#543f32" fo:font-size="75%"/>
      </text:list-level-style-bullet>
      <text:list-level-style-bullet text:level="3" text:bullet-char="n">
        <style:list-level-properties text:space-before="1.8cm" text:min-label-width="0.8cm"/>
        <style:text-properties fo:font-family="Dingbats" style:font-style-name="Regular" style:font-charset="x-symbol" fo:color="#543f32" fo:font-size="75%"/>
      </text:list-level-style-bullet>
      <text:list-level-style-bullet text:level="4" text:bullet-char="◆">
        <style:list-level-properties text:space-before="2.4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5" text:bullet-char="○">
        <style:list-level-properties text:space-before="3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6" text:bullet-char="â">
        <style:list-level-properties text:space-before="3.6cm" text:min-label-width="0.8cm"/>
        <style:text-properties fo:font-family="Dingbats" style:font-style-name="Regular" style:font-charset="x-symbol" fo:color="#543f32" fo:font-size="75%"/>
      </text:list-level-style-bullet>
      <text:list-level-style-bullet text:level="7" text:bullet-char="□">
        <style:list-level-properties text:space-before="4.2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8" text:bullet-char="◇">
        <style:list-level-properties text:space-before="4.8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9" text:bullet-char="◉">
        <style:list-level-properties text:space-before="5.4cm" text:min-label-width="0.8cm"/>
        <style:text-properties fo:font-family="'IPA UIゴシック'" style:font-style-name="Regular" style:font-family-generic="swiss" fo:color="#543f32" fo:font-size="75%"/>
      </text:list-level-style-bullet>
      <text:list-level-style-bullet text:level="10" text:bullet-char="&lt;">
        <style:list-level-properties text:space-before="6cm" text:min-label-width="0.8cm"/>
        <style:text-properties fo:font-family="Dingbats" style:font-style-name="Regular" style:font-charset="x-symbol" fo:color="#543f32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44cm" svg:height="1.384cm" svg:x="1cm" svg:y="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44cm" svg:height="1.384cm" svg:x="11.754cm" svg:y="1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44cm" svg:height="1.384cm" svg:x="1cm" svg:y="27.3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44cm" svg:height="1.384cm" svg:x="11.754cm" svg:y="27.3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7.999cm" svg:height="5.999cm" svg:x="2cm" svg:y="3.873cm" draw:page-number="1"/>
      <draw:page-thumbnail draw:layer="backgroundobjects" svg:width="7.999cm" svg:height="5.999cm" svg:x="2cm" svg:y="11.849cm"/>
      <draw:page-thumbnail draw:layer="backgroundobjects" svg:width="7.999cm" svg:height="5.999cm" svg:x="2cm" svg:y="19.825cm"/>
      <draw:page-thumbnail draw:layer="backgroundobjects" svg:width="7.999cm" svg:height="5.999cm" svg:x="11cm" svg:y="3.873cm"/>
      <draw:page-thumbnail draw:layer="backgroundobjects" svg:width="7.999cm" svg:height="5.999cm" svg:x="11cm" svg:y="11.849cm"/>
      <draw:page-thumbnail draw:layer="backgroundobjects" svg:width="7.999cm" svg:height="5.999cm" svg:x="11cm" svg:y="19.825cm"/>
    </style:handout-master>
    <style:master-page style:name="ohp.vA" style:page-layout-name="PM1" draw:style-name="Mdp1">
      <office:forms form:automatic-focus="false" form:apply-design-mode="false"/>
      <draw:g>
        <draw:frame draw:style-name="Mgr3" draw:text-style-name="MP5" draw:layer="backgroundobjects" svg:width="28cm" svg:height="1.165cm" svg:x="0cm" svg:y="0.002cm">
          <draw:image xlink:href="Pictures/1000000000000F00000000A0D421503A9EFB57DC.png" xlink:type="simple" xlink:show="embed" xlink:actuate="onLoad">
            <text:p/>
          </draw:image>
        </draw:frame>
        <draw:g>
          <draw:custom-shape presentation:style-name="Mpr1" draw:text-style-name="MP6" draw:layer="backgroundobjects" svg:width="7.487cm" svg:height="2.09cm" svg:x="2.976cm" svg:y="0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presentation:style-name="Mpr1" draw:text-style-name="MP6" draw:layer="backgroundobjects" svg:width="21.478cm" svg:height="1.186cm" svg:x="6.522cm" svg:y="0.357cm">
            <text:p/>
            <draw:enhanced-geometry svg:viewBox="0 0 21600 21600" draw:type="rectangle" draw:enhanced-path="M 0 0 L 21600 0 21600 21600 0 21600 0 0 Z N"/>
          </draw:custom-shape>
        </draw:g>
        <draw:frame draw:style-name="Mgr4" draw:text-style-name="MP5" draw:layer="backgroundobjects" svg:width="2.909cm" svg:height="0.508cm" svg:x="0.46cm" svg:y="0.304cm">
          <draw:image xlink:href="Pictures/100002000000023900000064341E7EF877C6F210.png" xlink:type="simple" xlink:show="embed" xlink:actuate="onLoad">
            <text:p/>
          </draw:image>
        </draw:frame>
      </draw:g>
      <draw:frame presentation:style-name="ohp.vA-title" draw:layer="backgroundobjects" svg:width="28cm" svg:height="2.862cm" svg:x="0cm" svg:y="0.362cm" presentation:class="title" presentation:placeholder="true">
        <draw:text-box/>
      </draw:frame>
      <draw:frame presentation:style-name="Mpr2" draw:layer="backgroundobjects" svg:width="26.566cm" svg:height="12.18cm" svg:x="0.717cm" svg:y="4.599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5" draw:text-style-name="MP5" draw:layer="backgroundobjects" svg:x1="0cm" svg:y1="20.201cm" svg:x2="28cm" svg:y2="20.201cm">
        <text:p/>
      </draw:line>
      <draw:frame draw:style-name="Mgr6" draw:text-style-name="MP5" draw:layer="backgroundobjects" svg:width="11.351cm" svg:height="0.232cm" svg:x="8.34cm" svg:y="20.509cm">
        <draw:image xlink:href="Pictures/100000000000053C0000001B1867546C7100107D.jpg" xlink:type="simple" xlink:show="embed" xlink:actuate="onLoad">
          <text:p/>
        </draw:image>
      </draw:frame>
      <draw:frame presentation:style-name="Mpr3" draw:text-style-name="MP8" draw:layer="backgroundobjects" svg:width="3.658cm" svg:height="0.839cm" svg:x="24.342cm" svg:y="20.161cm" presentation:class="page-number">
        <draw:text-box>
          <text:p text:style-name="MP7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rect draw:style-name="Mgr7" draw:text-style-name="MP9" draw:layer="backgroundobjects" svg:width="19cm" svg:height="27.7cm" svg:x="1.001cm" svg:y="1cm">
          <text:p/>
        </draw:rect>
        <draw:frame presentation:style-name="Mpr4" draw:text-style-name="MP11" draw:layer="backgroundobjects" svg:width="8.233cm" svg:height="1.386cm" svg:x="1cm" svg:y="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4" draw:text-style-name="MP13" draw:layer="backgroundobjects" svg:width="8.233cm" svg:height="1.386cm" svg:x="11.761cm" svg:y="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ohp.vA-title" draw:layer="backgroundobjects" svg:width="12.667cm" svg:height="10.389cm" svg:x="4.166cm" svg:y="3.076cm" presentation:class="page"/>
        <draw:frame presentation:style-name="ohp.vA-notes" draw:layer="backgroundobjects" svg:width="15.2cm" svg:height="12.466cm" svg:x="2.9cm" svg:y="14.157cm" presentation:class="notes" presentation:placeholder="true">
          <draw:text-box/>
        </draw:frame>
        <draw:frame presentation:style-name="Mpr5" draw:text-style-name="MP11" draw:layer="backgroundobjects" svg:width="8.233cm" svg:height="1.386cm" svg:x="1cm" svg:y="27.30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8.233cm" svg:height="1.386cm" svg:x="11.761cm" svg:y="27.309cm" presentation:class="page-number">
          <draw:text-box>
            <text:list text:style-name="ML1">
              <text:list-header>
                <text:p text:style-name="MP12"><text:span text:style-name="MT3"><text:page-number>&lt;番号&gt;</text:page-number></text:span></text:p>
              </text:list-header>
            </text:list>
          </draw:text-box>
        </draw:frame>
      </presentation:notes>
    </style:master-page>
    <style:master-page style:name="ohp.vA_5f_" style:display-name="ohp.vA_" style:page-layout-name="PM1" draw:style-name="Mdp1">
      <office:forms form:automatic-focus="false" form:apply-design-mode="false"/>
      <draw:g>
        <draw:frame draw:style-name="Mgr3" draw:text-style-name="MP5" draw:layer="backgroundobjects" svg:width="28cm" svg:height="1.165cm" svg:x="0cm" svg:y="0.002cm">
          <draw:image xlink:href="Pictures/1000000000000F00000000A0D421503A9EFB57DC.png" xlink:type="simple" xlink:show="embed" xlink:actuate="onLoad">
            <text:p/>
          </draw:image>
        </draw:frame>
        <draw:g>
          <draw:custom-shape presentation:style-name="Mpr6" draw:text-style-name="MP6" draw:layer="backgroundobjects" svg:width="7.487cm" svg:height="2.09cm" svg:x="2.976cm" svg:y="0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presentation:style-name="Mpr7" draw:text-style-name="MP6" draw:layer="backgroundobjects" svg:width="21.478cm" svg:height="1.186cm" svg:x="6.522cm" svg:y="0.357cm">
            <text:p/>
            <draw:enhanced-geometry svg:viewBox="0 0 21600 21600" draw:type="rectangle" draw:enhanced-path="M 0 0 L 21600 0 21600 21600 0 21600 0 0 Z N"/>
          </draw:custom-shape>
        </draw:g>
        <draw:frame draw:style-name="Mgr4" draw:text-style-name="MP5" draw:layer="backgroundobjects" svg:width="2.909cm" svg:height="0.508cm" svg:x="0.46cm" svg:y="0.304cm">
          <draw:image xlink:href="Pictures/100002000000023900000064341E7EF877C6F210.png" xlink:type="simple" xlink:show="embed" xlink:actuate="onLoad">
            <text:p/>
          </draw:image>
        </draw:frame>
      </draw:g>
      <draw:frame presentation:style-name="ohp.vA_5f_-title" draw:layer="backgroundobjects" svg:width="28cm" svg:height="2.862cm" svg:x="0cm" svg:y="0.362cm" presentation:class="title" presentation:placeholder="true">
        <draw:text-box/>
      </draw:frame>
      <draw:frame presentation:style-name="Mpr8" draw:layer="backgroundobjects" svg:width="26.566cm" svg:height="12.18cm" svg:x="0.717cm" svg:y="4.599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5" draw:text-style-name="MP5" draw:layer="backgroundobjects" svg:x1="0cm" svg:y1="20.201cm" svg:x2="28cm" svg:y2="20.201cm">
        <text:p/>
      </draw:line>
      <draw:frame draw:style-name="Mgr6" draw:text-style-name="MP5" draw:layer="backgroundobjects" svg:width="11.351cm" svg:height="0.232cm" svg:x="8.34cm" svg:y="20.509cm">
        <draw:image xlink:href="Pictures/100000000000053C0000001B1867546C7100107D.jpg" xlink:type="simple" xlink:show="embed" xlink:actuate="onLoad">
          <text:p/>
        </draw:image>
      </draw:frame>
      <draw:frame presentation:style-name="Mpr9" draw:text-style-name="MP8" draw:layer="backgroundobjects" svg:width="3.658cm" svg:height="0.839cm" svg:x="24.342cm" svg:y="20.161cm" presentation:class="page-number">
        <draw:text-box>
          <text:p text:style-name="MP7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rect draw:style-name="Mgr7" draw:text-style-name="MP9" draw:layer="backgroundobjects" svg:width="19cm" svg:height="27.7cm" svg:x="1.001cm" svg:y="1cm">
          <text:p/>
        </draw:rect>
        <draw:frame presentation:style-name="Mpr10" draw:text-style-name="MP11" draw:layer="backgroundobjects" svg:width="8.233cm" svg:height="1.386cm" svg:x="1cm" svg:y="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10" draw:text-style-name="MP13" draw:layer="backgroundobjects" svg:width="8.233cm" svg:height="1.386cm" svg:x="11.761cm" svg:y="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ohp.vA_5f_-title" draw:layer="backgroundobjects" svg:width="12.667cm" svg:height="10.389cm" svg:x="4.166cm" svg:y="3.076cm" presentation:class="page"/>
        <draw:frame presentation:style-name="ohp.vA_5f_-notes" draw:layer="backgroundobjects" svg:width="15.2cm" svg:height="12.466cm" svg:x="2.9cm" svg:y="14.157cm" presentation:class="notes" presentation:placeholder="true">
          <draw:text-box/>
        </draw:frame>
        <draw:frame presentation:style-name="Mpr11" draw:text-style-name="MP11" draw:layer="backgroundobjects" svg:width="8.233cm" svg:height="1.386cm" svg:x="1cm" svg:y="27.30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11" draw:text-style-name="MP13" draw:layer="backgroundobjects" svg:width="8.233cm" svg:height="1.386cm" svg:x="11.761cm" svg:y="27.309cm" presentation:class="page-number">
          <draw:text-box>
            <text:list text:style-name="ML1">
              <text:list-header>
                <text:p text:style-name="MP12"><text:span text:style-name="MT3"><text:page-number>&lt;番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creation-date>2010-05-25T10:53:21</meta:creation-date>
    <meta:editing-cycles>29</meta:editing-cycles>
    <meta:editing-duration>PT6H52M12S</meta:editing-duration>
    <meta:initial-creator>Itsuki Noda</meta:initial-creator>
    <dc:date>2019-01-06T02:24:57.809195114</dc:date>
    <meta:generator>LibreOffice/6.0.7.3$Linux_X86_64 LibreOffice_project/00m0$Build-3</meta:generator>
    <meta:document-statistic meta:object-count="71"/>
  </office:meta>
</office:document-meta>
</file>